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Time + benchmark_avx_nuc.c with 100*10 Iteration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PU: Intel(R) Core(TM) i5-6600 CPU @ 3.30GHz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PU:Intel(R) Xeon Phi(TM) CPU 7210 @ 1.30GHz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(sys+user) Ratio</text:p>
          </table:table-cell>
          <table:table-cell table:formula="of:=[.G15]/[.D15]" office:value-type="float" office:value="2.51851851851852" calcext:value-type="float">
            <text:p>2,5185185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tion</text:p>
          </table:table-cell>
          <table:table-cell table:formula="of:=3.3/1.3" office:value-type="float" office:value="2.53846153846154" calcext:value-type="float">
            <text:p>2,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11.2" calcext:value-type="float">
            <text:p>11,2</text:p>
          </table:table-cell>
          <table:table-cell table:formula="of:=AVERAGE([.C4:.C13])" office:value-type="float" office:value="6.1" calcext:value-type="float">
            <text:p>6,1</text:p>
          </table:table-cell>
          <table:table-cell table:formula="of:=AVERAGE([.D4:.D13])" office:value-type="float" office:value="2" calcext:value-type="float">
            <text:p>2</text:p>
          </table:table-cell>
          <table:table-cell table:formula="of:=AVERAGE([.E4:.E13])" office:value-type="float" office:value="115.6" calcext:value-type="float">
            <text:p>115,6</text:p>
          </table:table-cell>
          <table:table-cell table:formula="of:=AVERAGE([.F4:.F13])" office:value-type="float" office:value="14.7" calcext:value-type="float">
            <text:p>14,7</text:p>
          </table:table-cell>
          <table:table-cell table:formula="of:=AVERAGE([.G4:.G13])" office:value-type="float" office:value="5.7" calcext:value-type="float">
            <text:p>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+sys</text:p>
          </table:table-cell>
          <table:table-cell table:number-columns-repeated="2"/>
          <table:table-cell table:formula="of:=[.C14]+[.D14]" office:value-type="float" office:value="8.1" calcext:value-type="float">
            <text:p>8,1</text:p>
          </table:table-cell>
          <table:table-cell table:number-columns-repeated="2"/>
          <table:table-cell table:formula="of:=[.F14]+[.G14]" office:value-type="float" office:value="20.4" calcext:value-type="float">
            <text:p>20,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ime + benchmark_avx_nuc.c with 100*100*10 <text:s/>Iteration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PU: Intel(R) Core(TM) i5-6600 CPU @ 3.30GHz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PU:Intel(R) Xeon Phi(TM) CPU 7210 @ 1.30GHz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1357" calcext:value-type="float">
            <text:p>135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(sys+user) Ratio</text:p>
          </table:table-cell>
          <table:table-cell table:formula="of:=[.G31]/[.D31]" office:value-type="float" office:value="11.2108285479902" calcext:value-type="float">
            <text:p>11,210828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370" calcext:value-type="float">
            <text:p>1370</text:p>
          </table:table-cell>
          <table:table-cell office:value-type="float" office:value="1361" calcext:value-type="float">
            <text:p>1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equency Ration</text:p>
          </table:table-cell>
          <table:table-cell table:formula="of:=3.3/1.3" office:value-type="float" office:value="2.53846153846154" calcext:value-type="float">
            <text:p>2,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1361" calcext:value-type="float">
            <text:p>13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1364" calcext:value-type="float">
            <text:p>13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1360" calcext:value-type="float">
            <text:p>13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1361" calcext:value-type="float">
            <text:p>13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361" calcext:value-type="float">
            <text:p>13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office:value-type="float" office:value="1363" calcext:value-type="float">
            <text:p>136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office:value-type="float" office:value="1360" calcext:value-type="float">
            <text:p>13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0:.B29])" office:value-type="float" office:value="125.3" calcext:value-type="float">
            <text:p>125,3</text:p>
          </table:table-cell>
          <table:table-cell table:formula="of:=AVERAGE([.C20:.C29])" office:value-type="float" office:value="121.5" calcext:value-type="float">
            <text:p>121,5</text:p>
          </table:table-cell>
          <table:table-cell table:formula="of:=AVERAGE([.D20:.D29])" office:value-type="float" office:value="0.4" calcext:value-type="float">
            <text:p>0,4</text:p>
          </table:table-cell>
          <table:table-cell table:formula="of:=AVERAGE([.E20:.E29])" office:value-type="float" office:value="1412" calcext:value-type="float">
            <text:p>1412</text:p>
          </table:table-cell>
          <table:table-cell table:formula="of:=AVERAGE([.F20:.F29])" office:value-type="float" office:value="1360.4" calcext:value-type="float">
            <text:p>1360,4</text:p>
          </table:table-cell>
          <table:table-cell table:formula="of:=AVERAGE([.G20:.G29])" office:value-type="float" office:value="6.2" calcext:value-type="float">
            <text:p>6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+sys</text:p>
          </table:table-cell>
          <table:table-cell table:number-columns-repeated="2"/>
          <table:table-cell table:formula="of:=[.C30]+[.D30]" office:value-type="float" office:value="121.9" calcext:value-type="float">
            <text:p>121,9</text:p>
          </table:table-cell>
          <table:table-cell table:number-columns-repeated="2"/>
          <table:table-cell table:formula="of:=[.F30]+[.G30]" office:value-type="float" office:value="1366.6" calcext:value-type="float">
            <text:p>1366,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05:32.739001717</meta:creation-date>
    <dc:date>2017-07-26T14:58:00.071356342</dc:date>
    <meta:editing-duration>PT8M45S</meta:editing-duration>
    <meta:editing-cycles>2</meta:editing-cycles>
    <meta:generator>LibreOffice/5.1.6.2$Linux_X86_64 LibreOffice_project/10m0$Build-2</meta:generator>
    <meta:document-statistic meta:table-count="1" meta:cell-count="188" meta:object-count="0"/>
  </office:meta>
</office:document-meta>
</file>